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n>8</mn>
            </mrow>
            <mi>m</mi>
            <mi>;</mi>
          </mrow>
        </mtd>
      </mtr>
      <mtr>
        <mtd>
          <mrow>
            <mrow>
              <msub>
                <mi>t</mi>
                <mn>1</mn>
              </msub>
              <mo stretchy="false">=</mo>
              <mn>2,087</mn>
            </mrow>
            <mi>s</mi>
            <mi>;</mi>
            <mrow>
              <msub>
                <mi>t</mi>
                <mn>2</mn>
              </msub>
              <mo stretchy="false">=</mo>
              <mn>2,125</mn>
            </mrow>
            <mi>s</mi>
          </mrow>
        </mtd>
      </mtr>
      <mtr>
        <mtd>
          <mrow/>
        </mtd>
      </mtr>
      <mtr>
        <mtd>
          <mrow>
            <msub>
              <mi>v</mi>
              <mi mathvariant="italic">schall</mi>
            </msub>
            <mo stretchy="false">=</mo>
            <mfrac>
              <mrow>
                <mo fence="true" stretchy="false">(</mo>
                <mrow>
                  <mrow>
                    <mi>d</mi>
                    <mo stretchy="false">∗</mo>
                    <mn>2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ub>
                      <mi>t</mi>
                      <mn>2</mn>
                    </msub>
                    <mo stretchy="false">−</mo>
                    <msub>
                      <mi>t</mi>
                      <mn>1</mn>
                    </msub>
                  </mrow>
                </mrow>
                <mo fence="true" stretchy="false">)</mo>
              </mrow>
            </mfrac>
          </mrow>
        </mtd>
      </mtr>
      <mtr>
        <mtd>
          <mrow/>
        </mtd>
      </mtr>
      <mtr>
        <mtd>
          <mrow>
            <mrow>
              <msub>
                <mi>v</mi>
                <mi mathvariant="italic">schall</mi>
              </msub>
              <mo stretchy="false">=</mo>
              <mfrac>
                <mrow>
                  <mo fence="true" stretchy="false">(</mo>
                  <mrow>
                    <mrow>
                      <mn>8</mn>
                      <mrow>
                        <mi>m</mi>
                        <mo stretchy="false">∗</mo>
                        <mn>2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,087</mn>
                      <mrow>
                        <mi>s</mi>
                        <mo stretchy="false">−</mo>
                        <mn>2,125</mn>
                      </mrow>
                      <mi>s</mi>
                    </mrow>
                  </mrow>
                  <mo fence="true" stretchy="false">)</mo>
                </mrow>
              </mfrac>
              <mo stretchy="false">=</mo>
              <mn>16</mn>
            </mrow>
            <mfrac>
              <mi>m</mi>
              <mn>0,038</mn>
            </mfrac>
            <mrow>
              <mi>s</mi>
              <mo stretchy="false">=</mo>
              <mn>421,0526</mn>
            </mrow>
            <mfrac>
              <mi>m</mi>
              <mi>s</mi>
            </mfrac>
          </mrow>
        </mtd>
      </mtr>
    </mtable>
    <annotation encoding="StarMath 5.0">d = 8m; newline
t_1 = 2,087s;
t_2 = 2,125s newline newline

v_schall = (d * 2) over (t_2 - t_1) newline newline

v_schall = (8m * 2) over (2,087s - 2,125s) = 16m over 0,038s = 421,0526 m over 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0:21:12.941805766</meta:creation-date>
    <dc:date>2018-09-25T10:25:18.418413163</dc:date>
    <meta:editing-duration>PT4M5S</meta:editing-duration>
    <meta:editing-cycles>2</meta:editing-cycles>
    <meta:generator>LibreOffice/6.1.1.2$Linux_X86_64 LibreOffice_project/10$Build-2</meta:generator>
  </office:meta>
</office:document-meta>
</file>